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style:font-name="Times New Roman" fo:font-size="14pt" style:font-size-asian="14pt" style:font-size-complex="14pt"/>
    </style:style>
    <style:style style:name="P2" style:family="paragraph" style:parent-style-name="Preformatted_20_Text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Назви типи даних в JS</text:p>
      <text:p text:style-name="P1">number, BigInt, Boolean, null,string, undefined, object,symbol - 8 типів даних</text:p>
      <text:p text:style-name="P3">Опиши різницю між Null та Undefined у JS</text:p>
      <text:p text:style-name="P1">Непризначені змінні ініціалізуються JavaScript зі значенням undefined по замовчуванню, тоді як JavaScript ніколи не встановлює значення null автоматично, це має бути зроблено програмним шляхом.</text:p>
      <text:p text:style-name="P1">undefined - це значення змінних які були об'явленні але без присвоєння будь-яких даних</text:p>
      <text:p text:style-name="P1">Null - це значення змінних які були об'явленні та указують на те що це спеціальне значення, яке є «нічим», «порожнім» або «невідомим».</text:p>
      <text:p text:style-name="P1"/>
      <text:p text:style-name="P1"/>
      <text:p text:style-name="P3">Якими методами масивів ти користувався і для яких задач?</text:p>
      <text:p text:style-name="P1">під час початку розробки петпроекту(веб сайт), для спортивного клубу, на основі початку знайомства/вивчення технології React, був використаний метод arr.map, для проходження по массиву якій складається із об'єктів(лінків), для виведення даних у header секции веб сайту ( https://github.com/Bogdan-prado/Fight-Ambition-Team/blob/master/src/header/Header.js )</text:p>
      <text:p text:style-name="P1"/>
      <text:p text:style-name="P1">Для вирішення задач на сайті codewars ( https://www.codewars.com/users/Doctor__Prado/completed_solutions ) - arr.split(), arr.pop(), arr.join(),reverse(),arr.push(), arr.slice(), arr.sort(), arr.map(),indexOf/lastIndexOf </text:p>
      <text:p text:style-name="P1"/>
      <text:p text:style-name="P1"/>
      <text:p text:style-name="P3">Чим в JS відрізняється "==" та "==="?</text:p>
      <text:p text:style-name="P1">Перед порівнюванням значення оператор "=="(оператор нестрогої рівності) - приводить типи даних до загального типу</text:p>
      <text:p text:style-name="P1"><text:soft-page-break/></text:p>
      <text:p text:style-name="P1">Перед порівнюванням значення оператор "==="(оператор строгої рівності) - не приводить типи даних до загального типу, якщо дані різняться у типі то рівними вони бути не можуть</text:p>
      <text:p text:style-name="P1"/>
      <text:p text:style-name="P3">В чому різниця між .call та .apply? Наведи приклад для чого можна використовувати кожен з них</text:p>
      <text:p text:style-name="P1">Cинтаксис цих методів доволі схожий за виключенням що метод <text:s/>.call приймає список аргументів, на відміну від .apply що приймає одиночний массив аргументів</text:p>
      <text:p text:style-name="P1"/>
      <text:p text:style-name="P1">метод .apply може бути використаний для добавляння одного массива до іншого </text:p>
      <text:p text:style-name="P1">також для використання зі вбудованими функціями у JS </text:p>
      <text:p text:style-name="P1">метод .call використовуються для виклику анонімних функцій </text:p>
      <text:p text:style-name="P3">Що таке this?</text:p>
      <text:p text:style-name="P1">Ключове слово this в JavaScript відноситься до об’єкта, якому воно належить, в залежності від того де воно використовується воно може мати різні значення:</text:p>
      <text:p text:style-name="P1">- У методі це відноситься до об’єкта-власника</text:p>
      <text:p text:style-name="P1">- Самостійно та у функції this належить до глобального <text:s/>об’єкта</text:p>
      <text:p text:style-name="P1">- У функції в строгому режимі this є undefined</text:p>
      <text:p text:style-name="P1">- call() і apply(), можуть посилати this на будь-який об’єкт.</text:p>
      <text:p text:style-name="P3">Розкажи яким чином ти б верстав поп-ап на html сторінці: де б він знаходився на сторінці, чим центрувався ітп</text:p>
      <text:p text:style-name="P1">HTML:</text:p>
      <text:p text:style-name="P1">1) cтворення кнопки в файлі index.html (для виклику поп-ап)</text:p>
      <text:p text:style-name="P1">2) розмітка поп-ап форми</text:p>
      <text:p text:style-name="P1">3) за необхідністю добавляємо ще один блок для затемнення бєкграунду під час виклику поп-ап форми</text:p>
      <text:p text:style-name="P1">СSS (SCSS)</text:p>
      <text:p text:style-name="P1"><text:soft-page-break/>1) за потреби позиціювання форми по центру при будь-якому діапазоні екрану користувача</text:p>
      <text:p text:style-name="P1">-position:fixed;</text:p>
      <text:p text:style-name="P1">-top:50%;</text:p>
      <text:p text:style-name="P1">-left:50%;</text:p>
      <text:p text:style-name="P1">-transform: translate(-50%,-50%) scale(0); (scale() - для того щоб сховати форму);</text:p>
      <text:p text:style-name="P1">Для плавного переходу від видимого стану до невидомого, використовуємо scale(), замість display:none - display:block; </text:p>
      <text:p text:style-name="P1">2) задання високого індексу z-index(наприклад 10), для підняття форми поверх усіх елементів</text:p>
      <text:p text:style-name="P1">3) виділення кольору бєкграунду форми у разі якщо є блок для затемнення (розділ HTML пункт 3 )</text:p>
      <text:p text:style-name="P1">4) якщо у ТЗ вказано затемнення бєкграунду під час виклику поп-ап форми:</text:p>
      <text:p text:style-name="P1">-position:fixed;</text:p>
      <text:p text:style-name="P1">-top:0;</text:p>
      <text:p text:style-name="P1">-left:0;</text:p>
      <text:p text:style-name="P1">-right:0;</text:p>
      <text:p text:style-name="P1">-bottom:0;</text:p>
      <text:p text:style-name="P1">-rgba(0,0,0, 0.5)</text:p>
      <text:p text:style-name="P1">5) загальна стилізація форми</text:p>
      <text:p text:style-name="P1">JS:</text:p>
      <text:p text:style-name="P1">1) Додаємо data <text:s/>атрибути до кнопок для відкриття/закриття форми</text:p>
      <text:p text:style-name="P1">2) пошук усіх кнопок що відкривають поп-ап форму</text:p>
      <text:p text:style-name="P1">3) функція для відкриття форми</text:p>
      <text:p text:style-name="P1">4) функція для закриття форми</text:p>
      <text:p text:style-name="P1"/>
      <text:p text:style-name="P1">Назви всі відомі тобі способи відцентрувати елемент по вертикалі на сторінці HTML</text:p>
      <text:p text:style-name="P1">display: grid/flex</text:p>
      <text:p text:style-name="P1">align-content: center(grid)</text:p>
      <text:p text:style-name="P1"><text:soft-page-break/>align-items:center(flex)</text:p>
      <text:p text:style-name="P1">-------------------------------------</text:p>
      <text:p text:style-name="P1">position:fixed;</text:p>
      <text:p text:style-name="P1">top:50%;</text:p>
      <text:p text:style-name="P1">left:50%;</text:p>
      <text:p text:style-name="P1">transform: translate(-50%,-50%);</text:p>
      <text:p text:style-name="P1"/>
      <text:p text:style-name="P2">Задача: необхідно створити форму в якій буде 2 інпута для чисел і один селект для математичної операції (+,-,*,/). По сабміту форми користувач має побачити результат. Результат має бути завжди цілим числом. Додай лейбли до полів вводу та анотації, щоб було інтуітивно зрозуміло що робити. Завдання можеш оформити у Github та прислати нам посиланням на репозіторій або розшарити нам його за допомогою гуглдоку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9T22:20:33.840234575</dc:date>
    <meta:editing-duration>PT1M54S</meta:editing-duration>
    <meta:editing-cycles>1</meta:editing-cycles>
    <meta:document-statistic meta:table-count="0" meta:image-count="0" meta:object-count="0" meta:page-count="4" meta:paragraph-count="60" meta:word-count="572" meta:character-count="4137" meta:non-whitespace-character-count="3617"/>
    <meta:generator>LibreOffice/6.4.7.2$Linux_X86_64 LibreOffice_project/40$Build-2</meta:generator>
  </office:meta>
</office:document-meta>
</file>